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lue of rot = knstep2</text:p>
      <text:p text:style-name="Standard">95% confidence<text:line-break/>k = 1.376 \pm 0.006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r Skogvoll</meta:initial-creator>
    <meta:creation-date>2014-09-22T16:30:32.01</meta:creation-date>
    <dc:date>2014-09-22T16:32:14.34</dc:date>
    <dc:creator>Vidar Skogvoll</dc:creator>
    <meta:editing-duration>PT1M42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2" meta:word-count="12" meta:character-count="57"/>
  </office:meta>
</office:document-meta>
</file>